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ny</text:p>
      <text:p text:style-name="Standard">TechSol is a small to medium sized business that specializes in custom embedded Linux devices.</text:p>
      <text:p text:style-name="Standard"/>
      <text:p text:style-name="Standard"/>
      <text:p text:style-name="P1">Project Goal</text:p>
      <text:p text:style-name="Standard">To create a fast, minimalistic web browser that works well on small, low-resolution, touch-screen devices. Current solutions are all either slow, hard to use with touch screens, or take up too much memory and other resources.</text:p>
      <text:p text:style-name="Standard"/>
      <text:p text:style-name="P1">Requirements</text:p>
      <text:p text:style-name="P2"><text:span text:style-name="T1">The browser must be</text:span></text:p>
      <text:list xml:id="list1279486011" text:style-name="L1">
        <text:list-item>
          <text:p text:style-name="P4">fast</text:p>
        </text:list-item>
        <text:list-item>
          <text:p text:style-name="P4">lean (small memory footprint)</text:p>
        </text:list-item>
        <text:list-item>
          <text:p text:style-name="P4">small (install size)</text:p>
        </text:list-item>
        <text:list-item>
          <text:p text:style-name="P4">optimized for touch screens (no right-click or scroll wheels)</text:p>
        </text:list-item>
        <text:list-item>
          <text:p text:style-name="P4">intuitive</text:p>
        </text:list-item>
        <text:list-item>
          <text:p text:style-name="P4">optimized for small displays (320x240), but usable on large displays</text:p>
        </text:list-item>
        <text:list-item>
          <text:p text:style-name="P4">and completely command line configurable.</text:p>
        </text:list-item>
      </text:list>
      <text:p text:style-name="Standard">All bugs found in gtk, webkit or other projects found must be sent upstream to the appropriate bug trackers.</text:p>
      <text:p text:style-name="Standard"/>
      <text:p text:style-name="P1">Strategy</text:p>
      <text:p text:style-name="P2"><text:span text:style-name="T1">Use webkit with gtk in c and create a very slimmed down browser implementing only the features absolutely necessary for xhtml, css and javascript. Time will also be spent doing benchmarking, finding slow and/or inefficient code and fixing or replacing it with better, more efficient code (or simply removing it).</text:span></text:p>
      <text:p text:style-name="P2"><text:span text:style-name="T1"/></text:p>
      <text:p text:style-name="P2"><text:span text:style-name="T1"/></text:p>
      <text:p text:style-name="P1">Skills to be learned</text:p>
      <text:p text:style-name="P2"><text:span text:style-name="T1">This project will help us develop skills in</text:span></text:p>
      <text:list xml:id="list1449251789" text:style-name="L2">
        <text:list-item>
          <text:p text:style-name="P5">code optimization</text:p>
        </text:list-item>
        <text:list-item>
          <text:p text:style-name="P5">HCI (Human Computer Interface) Design</text:p>
        </text:list-item>
        <text:list-item>
          <text:p text:style-name="P5">bug tracking</text:p>
        </text:list-item>
        <text:list-item>
          <text:p text:style-name="P5">upstream bug reporting</text:p>
        </text:list-item>
        <text:list-item>
          <text:p text:style-name="P5">and benchmarking.</text:p>
        </text:list-item>
      </text:list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01T11:36:56</meta:creation-date>
    <dc:date>2009-05-01T14:09:39</dc:date>
    <meta:editing-duration>PT02H32M12S</meta:editing-duration>
    <meta:editing-cycles>4</meta:editing-cycles>
    <meta:generator>OpenOffice.org/3.0$Unix OpenOffice.org_project/300m15$Build-9379</meta:generator>
    <meta:document-statistic meta:table-count="0" meta:image-count="0" meta:object-count="0" meta:page-count="1" meta:paragraph-count="23" meta:word-count="200" meta:character-count="1209"/>
    <meta:user-defined meta:name="Info 1"/>
    <meta:user-defined meta:name="Info 2"/>
    <meta:user-defined meta:name="Info 3"/>
    <meta:user-defined meta:name="Info 4"/>
  </office:meta>
</office:document-meta>
</file>